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14.02mm"/>
    </style:style>
    <style:style style:name="co3" style:family="table-column">
      <style:table-column-properties fo:break-before="auto" style:column-width="71.26mm"/>
    </style:style>
    <style:style style:name="co4" style:family="table-column">
      <style:table-column-properties fo:break-before="auto" style:column-width="62.62mm"/>
    </style:style>
    <style:style style:name="co5" style:family="table-column">
      <style:table-column-properties fo:break-before="auto" style:column-width="74.67mm"/>
    </style:style>
    <style:style style:name="co6" style:family="table-column">
      <style:table-column-properties fo:break-before="auto" style:column-width="87.12mm"/>
    </style:style>
    <style:style style:name="co7" style:family="table-column">
      <style:table-column-properties fo:break-before="auto" style:column-width="69.0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7.78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87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m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/>
          <table:table-cell table:style-name="ce82"/>
          <table:table-cell table:style-name="ce90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/>
          <table:table-cell table:style-name="ce82"/>
          <table:table-cell table:style-name="ce9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ing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90" calcext:value-type="float">
            <text:p>90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22" calcext:value-type="float">
            <text:p>2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9" calcext:value-type="float">
            <text:p>9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1mm" fo:margin-bottom="19.1mm" fo:margin-left="17.8mm" fo:margin-right="17.8mm"/>
      <style:header-style>
        <style:header-footer-properties fo:min-height="7.62mm"/>
      </style:header-style>
      <style:footer-style>
        <style:header-footer-properties fo:min-height="7.62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.00.0000</text:date>, <text:time style:data-style-name="N2" text:time-value="09:01:43.03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/>
    <meta:creation-date/>
    <meta:editing-cycles>27</meta:editing-cycles>
    <meta:editing-duration>PT2H12M19S</meta:editing-duration>
    <dc:date>2021-04-23T09:04:32.831000000</dc:date>
    <meta:document-statistic meta:table-count="1" meta:cell-count="655" meta:object-count="0"/>
  </office:meta>
</office:document-meta>
</file>